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d37" officeooo:paragraph-rsid="0014ad37"/>
    </style:style>
    <style:style style:name="P2" style:family="paragraph" style:parent-style-name="Standard" style:list-style-name="L1">
      <style:text-properties officeooo:rsid="0014ad37" officeooo:paragraph-rsid="0014ad37"/>
    </style:style>
    <style:style style:name="P3" style:family="paragraph" style:parent-style-name="Standard">
      <style:text-properties officeooo:rsid="0014b03a" officeooo:paragraph-rsid="0014b03a"/>
    </style:style>
    <style:style style:name="P4" style:family="paragraph" style:parent-style-name="Standard" style:list-style-name="L2">
      <style:text-properties officeooo:rsid="0014b03a" officeooo:paragraph-rsid="0014b03a"/>
    </style:style>
    <style:style style:name="P5" style:family="paragraph" style:parent-style-name="Standard">
      <style:text-properties officeooo:rsid="0015e4da" officeooo:paragraph-rsid="0015e4da"/>
    </style:style>
    <style:style style:name="P6" style:family="paragraph" style:parent-style-name="Standard" style:list-style-name="L3">
      <style:text-properties officeooo:rsid="0015e4da" officeooo:paragraph-rsid="0015e4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studiar el algebra considero que se necesita:</text:p>
      <text:p text:style-name="P1"/>
      <text:p text:style-name="P1"/>
      <text:p text:style-name="P1"/>
      <text:list xml:id="list1148649284" text:style-name="L1">
        <text:list-item>
          <text:p text:style-name="P2">Visión completa de la red de conceptos.</text:p>
        </text:list-item>
        <text:list-item>
          <text:p text:style-name="P2">Acceso a documentos de aprendizaje de un concepto.</text:p>
        </text:list-item>
      </text:list>
      <text:p text:style-name="P1"/>
      <text:p text:style-name="P3">Modos de uso del atlas del conocimiento:</text:p>
      <text:list xml:id="list4109103514" text:style-name="L2">
        <text:list-item>
          <text:p text:style-name="P4">Libre. Todos los nodos son visibles. Todas las conexiones son visibles. Se puede recorrer el atlas libremente</text:p>
        </text:list-item>
        <text:list-item>
          <text:p text:style-name="P4">Por nodo objetivo. Ejemplo: Si yo quiero ser astronauta, quiero que el atlas resalte todos los conocimientos que me llevan al nodo de astronauta.</text:p>
          <text:list>
            <text:list-item>
              <text:p text:style-name="P4">Se deben opacar los nodos no relevantes para esta persona.</text:p>
            </text:list-item>
          </text:list>
        </text:list-item>
      </text:list>
      <text:p text:style-name="P3"/>
      <text:p text:style-name="P5">Tipos de relaciones entre nodos de conocimiento:</text:p>
      <text:list xml:id="list1101454820" text:style-name="L3">
        <text:list-item>
          <text:p text:style-name="P6">Continuacion. Un conocimiento permite pasar a otro. Ejemplo: Plano cartesiano permite continuar con números complejos.</text:p>
        </text:list-item>
        <text:list-item>
          <text:p text:style-name="P6">Profundización. Un conocimiento hace más profunda la comprensión de otro. Ejemplo: factorización permite profundizar el despeje.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1:39:23.279377882</meta:creation-date>
    <dc:date>2020-12-30T17:12:17.758189252</dc:date>
    <meta:editing-duration>PT2H12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7" meta:character-count="794" meta:non-whitespace-character-count="685"/>
  </office:meta>
</office:document-meta>
</file>